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7cm" presentation:class="title" presentation:user-transformed="true">
          <draw:text-box>
            <text:p text:style-name="P1"><text:span text:style-name="T1">Z głębokości mórz</text:span><text:span text:style-name="T1"><text:line-break/></text:span><text:span text:style-name="T1">aż po szczyty gór</text:span><text:span text:style-name="T1"><text:line-break/></text:span><text:span text:style-name="T1">Stworzenie objawia</text:span><text:span text:style-name="T1"><text:line-break/></text:span><text:span text:style-name="T1">Majestat Twój</text:span><text:span text:style-name="T1"><text:line-break/></text:span><text:span text:style-name="T1">Od kolorów jesieni</text:span><text:span text:style-name="T1"><text:line-break/></text:span><text:span text:style-name="T1">po wiosenny nów</text:span><text:span text:style-name="T1"><text:line-break/></text:span><text:span text:style-name="T1">Wszystko śpiewa Ci pieśń pełną cudownych słów ogłaszają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Wszechmogący, Nieskończony,</text:span><text:span text:style-name="T1"><text:line-break/></text:span><text:span text:style-name="T1">W zachwycie klękamy</text:span><text:span text:style-name="T1"><text:line-break/></text:span><text:span text:style-name="T1">przed Tobą,</text:span><text:span text:style-name="T1"><text:line-break/></text:span><text:span text:style-name="T1">by wyznać Ci, ż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493cm" svg:x="0cm" svg:y="-0.248cm" presentation:class="title" presentation:user-transformed="true">
          <draw:text-box>
            <text:p><text:span text:style-name="T1">Kto uwalnia błyskawic moc</text:span><text:span text:style-name="T1"><text:line-break/></text:span><text:span text:style-name="T1">w czasie burz</text:span><text:span text:style-name="T1"><text:line-break/></text:span><text:span text:style-name="T1">Kto maluje kolory</text:span><text:span text:style-name="T1"><text:line-break/></text:span><text:span text:style-name="T1">polarnych zórz</text:span><text:span text:style-name="T1"><text:line-break/></text:span><text:span text:style-name="T1">Słońce stworzył na niebie</text:span><text:span text:style-name="T1"><text:line-break/></text:span><text:span text:style-name="T1">i dał mu Swą moc</text:span><text:span text:style-name="T1"><text:line-break/></text:span><text:span text:style-name="T1">Orzeźwienie przynosi</text:span><text:span text:style-name="T1"><text:line-break/></text:span><text:span text:style-name="T1">w gwieździstą noc</text:span><text:span text:style-name="T1"><text:line-break/></text:span><text:span text:style-name="T1">Tylko 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Wszechmogący, Nieskończony,</text:span><text:span text:style-name="T1"><text:line-break/></text:span><text:span text:style-name="T1">W zachwycie klękamy</text:span><text:span text:style-name="T1"><text:line-break/></text:span><text:span text:style-name="T1">przed Tobą,</text:span><text:span text:style-name="T1"><text:line-break/></text:span><text:span text:style-name="T1">by wyznać Ci, ż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pojęty, Niezmierzony</text:span><text:span text:style-name="T1"><text:line-break/></text:span><text:span text:style-name="T1">Gwiazdy stworzyłeś</text:span><text:span text:style-name="T1"><text:line-break/></text:span><text:span text:style-name="T1">na niebie i każdą</text:span><text:span text:style-name="T1"><text:line-break/></text:span><text:span text:style-name="T1">z nich znasz,</text:span><text:span text:style-name="T1"><text:line-break/></text:span><text:span text:style-name="T1">Wspaniałym Bogiem</text:span><text:span text:style-name="T1"><text:line-break/></text:span><text:span text:style-name="T1">Tyś j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Zawsze dobry, miłujący,</text:span><text:span text:style-name="T1"><text:line-break/></text:span><text:span text:style-name="T1">Ty znasz moje serce</text:span><text:span text:style-name="T1"><text:line-break/></text:span><text:span text:style-name="T1">i mimo to wciąż</text:span><text:span text:style-name="T1"><text:line-break/></text:span><text:span text:style-name="T1">kochasz mnie</text:span><text:span text:style-name="T1"><text:line-break/></text:span><text:span text:style-name="T1">Wspaniałym Bogiem</text:span><text:span text:style-name="T1"><text:line-break/></text:span><text:span text:style-name="T1">Tyś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4:01:37</meta:creation-date>
    <dc:date>2014-01-17T20:39:52.20</dc:date>
    <dc:language>pl-PL</dc:language>
    <meta:editing-cycles>36</meta:editing-cycles>
    <meta:editing-duration>PT52M21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